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, 'MS Sans Serif', sans-serif, Arial"/>
    <style:font-face style:name="apple-system" svg:font-family="apple-system, BlinkMacSystemFont, Roboto, 'Open Sans', 'Helvetica Neue', sans-serif"/>
    <style:font-face style:name="arial" svg:font-family="arial, sans-serif"/>
    <style:font-face style:name="Beryozki" svg:font-family="Beryozki" style:font-pitch="variable"/>
    <style:font-face style:name="ChunkFive" svg:font-family="ChunkFive" style:font-pitch="variable"/>
    <style:font-face style:name="Poiret One" svg:font-family="'Poiret One'" style:font-pitch="variable"/>
    <style:font-face style:name="Resphekt" svg:font-family="Resphekt" style:font-pitch="variable"/>
    <style:font-face style:name="Curlz MT" svg:font-family="'Curlz MT'" style:font-family-generic="decorative" style:font-pitch="variable"/>
    <style:font-face style:name="Gigi" svg:font-family="Gigi" style:font-family-generic="decorative" style:font-pitch="variable"/>
    <style:font-face style:name="Jokerman" svg:font-family="Jokerman" style:font-family-generic="decorative" style:font-pitch="variable"/>
    <style:font-face style:name="Snap ITC" svg:font-family="'Snap ITC'" style:font-family-generic="decorative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Margot Fette" svg:font-family="'Margot Fette'" style:font-family-generic="script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fo:language="ru" fo:country="RU" style:font-size-asian="20pt" style:font-size-complex="20pt"/>
    </style:style>
    <style:style style:name="P2" style:family="paragraph" style:parent-style-name="Standard">
      <style:text-properties fo:font-size="15pt" style:font-size-asian="18pt" style:font-size-complex="18pt"/>
    </style:style>
    <style:style style:name="P3" style:family="paragraph" style:parent-style-name="Standard">
      <style:text-properties fo:font-size="15pt" fo:language="ru" fo:country="RU" style:font-size-asian="15pt" style:font-size-complex="15pt"/>
    </style:style>
    <style:style style:name="P4" style:family="paragraph" style:parent-style-name="Standard">
      <style:text-properties fo:font-variant="normal" fo:text-transform="none" fo:color="#000000" style:font-name="Verdana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Standard">
      <style:paragraph-properties fo:break-before="page"/>
      <style:text-properties fo:font-size="20pt" fo:language="ru" fo:country="RU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6pt" fo:language="ru" fo:country="RU" style:font-size-asian="16pt" style:font-size-complex="16pt"/>
    </style:style>
    <style:style style:name="P7" style:family="paragraph" style:parent-style-name="Text_20_body">
      <style:text-properties fo:font-variant="normal" fo:text-transform="none" fo:color="#000000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Standard">
      <style:paragraph-properties fo:margin-left="0.582cm" fo:margin-right="0cm" fo:text-indent="0cm" style:auto-text-indent="false"/>
      <style:text-properties fo:font-size="20pt" fo:language="ru" fo:country="RU" style:font-size-asian="24pt" style:font-size-complex="24pt"/>
    </style:style>
    <style:style style:name="P10" style:family="paragraph" style:parent-style-name="Heading_20_2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ize-complex="12pt"/>
    </style:style>
    <style:style style:name="P11" style:family="paragraph" style:parent-style-name="Text_20_body"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ize-complex="12pt"/>
    </style:style>
    <style:style style:name="P12" style:family="paragraph" style:parent-style-name="Text_20_body">
      <style:paragraph-properties fo:break-before="page"/>
      <style:text-properties fo:font-variant="normal" fo:text-transform="none" fo:color="#000000" style:font-name="apple-system" fo:font-size="9.75pt" fo:letter-spacing="normal" fo:font-style="normal" fo:font-weight="normal"/>
    </style:style>
    <style:style style:name="P13" style:family="paragraph" style:parent-style-name="Text_20_body" style:list-style-name="L2">
      <style:paragraph-properties fo:margin-left="0.185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language="ru" fo:country="RU" fo:font-style="normal" fo:font-weight="normal" style:font-size-asian="12pt" style:font-size-complex="12pt"/>
    </style:style>
    <style:style style:name="P14" style:family="paragraph" style:parent-style-name="Text_20_body" style:list-style-name="L2">
      <style:paragraph-properties fo:margin-left="0.185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9.75pt" fo:letter-spacing="normal" fo:language="ru" fo:country="RU" fo:font-style="normal" fo:font-weight="normal"/>
    </style:style>
    <style:style style:name="P15" style:family="paragraph" style:parent-style-name="Text_20_body" style:list-style-name="L2">
      <style:paragraph-properties fo:margin-left="0.185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pple-system" fo:font-size="9.75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style:font-name="Curlz MT" fo:font-size="24pt" fo:letter-spacing="normal" fo:language="en" fo:country="US" fo:font-style="normal" fo:font-weight="normal" style:font-size-asian="24pt" style:font-size-complex="24pt"/>
    </style:style>
    <style:style style:name="P17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Gigi" fo:font-size="24pt" fo:letter-spacing="normal" fo:language="en" fo:country="US" fo:font-style="normal" fo:font-weight="normal" style:font-size-asian="24pt" style:font-size-complex="24pt"/>
    </style:style>
    <style:style style:name="P18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Jokerman" fo:font-size="24pt" fo:letter-spacing="normal" fo:language="en" fo:country="US" fo:font-style="normal" fo:font-weight="normal" style:font-size-asian="24pt" style:font-size-complex="24pt"/>
    </style:style>
    <style:style style:name="P19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atura MT Script Capitals" fo:font-size="24pt" fo:letter-spacing="normal" fo:language="en" fo:country="US" fo:font-style="normal" fo:font-weight="normal" style:font-size-asian="24pt" style:font-size-complex="24pt"/>
    </style:style>
    <style:style style:name="P20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Poiret One" fo:font-size="24pt" fo:letter-spacing="normal" fo:language="ru" fo:country="RU" fo:font-style="normal" fo:font-weight="normal" style:font-size-asian="24pt" style:font-size-complex="24pt"/>
    </style:style>
    <style:style style:name="P21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nap ITC" fo:font-size="24pt" fo:letter-spacing="normal" fo:language="en" fo:country="US" fo:font-style="normal" fo:font-weight="normal" style:font-size-asian="24pt" style:font-size-complex="24pt"/>
    </style:style>
    <style:style style:name="P22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nap ITC" fo:font-size="40pt" fo:letter-spacing="normal" fo:language="ru" fo:country="RU" fo:font-style="normal" fo:font-weight="normal" style:font-size-asian="40pt" style:font-size-complex="40pt"/>
    </style:style>
    <style:style style:name="P23" style:family="paragraph" style:parent-style-name="Text_20_body">
      <style:paragraph-properties fo:margin-left="0cm" fo:margin-right="0cm" fo:margin-top="0.106cm" fo:margin-bottom="0cm" style:line-height-at-least="0.476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Resphekt" fo:font-size="40pt" fo:letter-spacing="normal" fo:language="ru" fo:country="RU" fo:font-style="normal" fo:font-weight="normal" style:font-size-asian="40pt" style:font-size-complex="40pt"/>
    </style:style>
    <style:style style:name="P24" style:family="paragraph" style:parent-style-name="Standard" style:list-style-name="L1">
      <style:text-properties fo:font-size="20pt" fo:language="ru" fo:country="RU" style:font-size-asian="20pt" style:font-size-complex="20pt"/>
    </style:style>
    <style:style style:name="P25" style:family="paragraph" style:parent-style-name="Standard" style:list-style-name="L1">
      <style:text-properties fo:font-size="16pt" fo:language="ru" fo:country="RU" style:font-size-asian="19.2000007629395pt" style:font-size-complex="19.2000007629395pt"/>
    </style:style>
    <style:style style:name="P26" style:family="paragraph" style:parent-style-name="Standard" style:list-style-name="L1">
      <style:text-properties fo:font-size="16pt" fo:language="ru" fo:country="RU" style:font-size-asian="16pt" style:font-size-complex="16pt"/>
    </style:style>
    <style:style style:name="T1" style:family="text">
      <style:text-properties fo:font-variant="normal" fo:text-transform="none" fo:color="#000000" style:font-name="Verdana" fo:font-size="12pt" fo:letter-spacing="normal" fo:font-style="normal" style:font-size-asian="12pt" style:font-size-complex="12pt"/>
    </style:style>
    <style:style style:name="T2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Verdana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language="en" fo:country="US"/>
    </style:style>
    <style:style style:name="T10" style:family="text">
      <style:text-properties style:font-name="Margot Fette"/>
    </style:style>
    <style:style style:name="T11" style:family="text">
      <style:text-properties style:font-name="Margot Fette" fo:language="ru" fo:country="RU"/>
    </style:style>
    <style:style style:name="T12" style:family="text">
      <style:text-properties style:font-name="Beryozk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нтерфейс внешних устройств очень разнообразен. Данный сайт посвящен самым необычным внешним устройствам, подключаемым к компьютеру.</text:p>
      <text:p text:style-name="P3">Эта информация может оказаться полезной</text:p>
      <text:p text:style-name="P2"><text:span text:style-name="T7">-</text:span><text:span text:style-name="T9">&lt;</text:span><text:span text:style-name="T7">ваепываыва</text:span><text:span text:style-name="T9">&gt;#</text:span><text:span text:style-name="T7">скрыто</text:span></text:p>
      <text:p text:style-name="P9">К вашему вниманию представляем топ 10 необычных внешних устройств компьютера :</text:p>
      <text:list xml:id="list34441779" text:style-name="L1">
        <text:list-item>
          <text:p text:style-name="P24"><text:s/>Вентилятор http://3usb.ru/main/item/usb-ventilyator</text:p>
          <text:p text:style-name="P25"/>
        </text:list-item>
        <text:list-item>
          <text:p text:style-name="P24"><text:s/>Обогреватель http://3usb.ru/main/item/usb-nagrevatel</text:p>
          <text:p text:style-name="P25"/>
        </text:list-item>
        <text:list-item>
          <text:p text:style-name="P24"><text:s/>Световое перо</text:p>
          <text:p text:style-name="P26"><text:s/>Не у всякого компьютера есть подобное приспособление, которое позволяет работать с компьютером прямо через монитор!</text:p>
        </text:list-item>
        <text:list-item>
          <text:p text:style-name="P24"><text:s/>Светильник http://3usb.ru/main/item/usb-lampa</text:p>
          <text:p text:style-name="P25"/>
        </text:list-item>
        <text:list-item>
          <text:p text:style-name="P24"><text:s/>Мягкая клавиатура</text:p>
          <text:p text:style-name="P25"/>
        </text:list-item>
        <text:list-item>
          <text:p text:style-name="P24"><text:s/>гейминг</text:p>
          <text:p text:style-name="P25"/>
        </text:list-item>
        <text:list-item>
          <text:p text:style-name="P24"><text:s/>Планшет для рисования</text:p>
          <text:p text:style-name="P25"/>
        </text:list-item>
        <text:list-item>
          <text:p text:style-name="P24"><text:s/>Плоттер</text:p>
          <text:p text:style-name="P25"/>
        </text:list-item>
        <text:list-item>
          <text:p text:style-name="P24"><text:s/>Музыкальные инструменты</text:p>
          <text:p text:style-name="P25"/>
        </text:list-item>
        <text:list-item>
          <text:p text:style-name="P24"><text:s/>Принтеры</text:p>
          <text:p text:style-name="P26"><text:s/>К компьютеру можно подключить множество различных внешних устройств. Интерфейс внешних устройств очень разнообразен. Принтеры — не исключение. По этой ссылке вы сможете увидеть самые разнообразные принтеры, многие из которых вас удивят, а может даже шокируют!<text:span text:style-name="T8"><text:tab/></text:span></text:p>
        </text:list-item>
      </text:list>
      <text:p text:style-name="P5"><text:span text:style-name="Strong_20_Emphasis"><text:span text:style-name="T1">Принтер </text:span></text:span><text:span text:style-name="T2">(устройство вывода) - устройство печати цифровой информации на твёрдый носитель, обычно на бумагу. Но в нашем случае мы рассматриваем не совсем обычные принтеры. Мир не стоит на месте, и типы принтеров уже не ограничиваются матричными, струйными и лазерными. Кроме них существует масса устройств, не вписывающихся в стандартную классификацию: например, принтеры, печатающие кофейной гущей, карандашными стержнями или пищевыми продуктами.</text:span></text:p>
      <text:p text:style-name="P4"/>
      <text:p text:style-name="P1"><text:span text:style-name="T2">Итак, вот 15 самых </text:span><text:span text:style-name="T3">необычных принтеров</text:span><text:span text:style-name="T2">, до которых додумалось человечество:</text:span></text:p>
      <text:p text:style-name="P4"/>
      <text:p text:style-name="P4">1. Для начала – принтер, печатающий графитом от обычных карандашей. Это концепт от дизайнеров Ли Хена (Lee Hoyoung), Чон Сын Ва (Seunghwa Jeong) и Йон Чжин Йона (Yoon Jin-young) – принтер использует графит вместо тонера, так что можно легко устранить ошибки обычным ластиком и использовать бумагу заново.</text:p>
      <text:p text:style-name="P4">2. Принтер iMo Foto Frame Printer представляет собой восьмидюймовую (по диагонали) фоторамку со встроенным принтером, разъемом USB и картридером. iMo Foto Frame Printer имеет разрешение в 800 на 600 точек и печатает фотографии размером 10х15 см. Устройство стоит всего $200.</text:p>
      <text:p text:style-name="P4">3. Концепт Coffee Printer сделан компанией RITI и действительно использует спитый кофе в качестве экологически чистых чернил. Вы просто заливаете в него кофейную гущу и печатаете.</text:p>
      <text:p text:style-name="P4">4. Trak Concept создан дизайнером Ван Хун Чхи (Wang Hung Chih) – его инновационная идея заключается в размещении принтера на крышке ноутбука. Питание этот компактный гаджет получает от USB.</text:p>
      <text:p text:style-name="P4">5. Принтер Epson Colorio позволяет вам печатать цветные открытки вместе с вашим лицом крупным планом. Фотография делается с помощью веб-камеры, а открытка в итоге получается трехмерной. Стоит принтер $600 и продается в Японии.</text:p>
      <text:p text:style-name="P4">6. Развивая тему трехмерности дальше, нельзя не сказать про 3D-принтер от инженера Энрико Дини (Enrico Dini), позволяющий теоретически «напечатать» дом или любой другой объект. Принтер использует магнитную пыль, которая преобразует CAD-данные в 3D-слои. До массового производства еще далеко как до Луны, но сама идея подобной печати не может быть пустой и невостребованной.</text:p>
      <text:p text:style-name="P4">7. Еще один 3D-принтер от компании Unfold использует мокрую глину для создания шедевров. Сырье очень простое: глиняный порошок и вода. Придание этой жиже формы происходит с помощью шприца. Бельгийские дизайнеры, создавшие это чудо техники, использовали его, чтобы сделать двойные стенки в сосуде, и экспериментировали с разными формами керамических изделий.</text:p>
      <text:p text:style-name="P4">8. Есть также несколько специальных принтеров: например, принтер, который может печатать на ногтях, будет просто находкой для любой девушки-тинейджера. Внешне он чем-то похож на iMac первого поколения. Принтер позволяет создавать самые разнообразные картины на ваших ногтях прямо дома. Печать на одном ногте занимает несколько секунд, и любая нужная картинка может быть загружена прямо с компьютера. Стоит такая девичья мечта всего $290.</text:p>
      <text:p text:style-name="P4"><text:soft-page-break/>9. Если вас не смущает цена в $5600, то можете купить принтер Sanwa Newtec PrePeat RP-3100II, которому вообще не нужны никакие расходные материалы – ни тонер, ни чернила, ему даже бумага не нужна. Он печатает на специальной бумаге из полиэтиленового пластика, каждый лист которой может быть использован до 1000 раз – за счет термоголовки. Один пластиковый лист стоит $3,35, и если вы действительно хотите купить такое чудо техники, обратитесь напрямую к компании-производителю. Их девиз – «Создаем новое удовольствие для вашей компании».</text:p>
      <text:p text:style-name="P4">10. А не хотите распечатать что-нибудь едой? Концепт Cornucopia Food Printer от Марчелло Коэльо (Marcelo Coelho) и Амита Зорана (Amit Zoran) является настоящим 3D-принтером, который печатает едой, храня и смешивая ингредиенты. Загружаете нужные компоненты, а принтер их смешивает, подогревает и печатает.</text:p>
      <text:p text:style-name="P4">11. Это, скорее, не принтер, а печатающий тостер. Концепт от Отмара Мулбаха (Othmar Muhlebach) использует нарезанные ломти хлеба, на которых тоже можно что-нибудь распечатать.</text:p>
      <text:p text:style-name="P4">12. Концепт Hanging Printer от дизайнеров Ким Чжин Хи (Kim Jin Hee), Ким Хен Иля (Kim Hyung Il) и Пак Ву Сыка (Park Woo Seok) позволяет экономить рабочее пространство за счет невероятно малых размеров – на поверхности стола располагаются только печатающие головки и лоток для выдачи бумаги. Hanging Printer поставляется с встроенным ЖК-дисплеем, показывающим состояние печати.</text:p>
      <text:p text:style-name="P4">13. Настенный беспроводной принтер от компании Randsmeier&amp;Floyd не совпадает с традиционными представлениями о форме и размере принтера. Этот питающийся от батарей гаджет можно смонтировать на стене или положить на стол в качестве подставки. Он отображает распечатки так, как если бы это была обычная рамка.</text:p>
      <text:p text:style-name="P4">14. Концепт Embossing Braille Printer от дизайнера Дэнни Ло (Danni Luo) создан, чтобы быть помощником слепым и слабовидящим людям. Он позволяет распечатывать этикетки с тиснением для таких жизненно важных объектов, как бутылочки с лекарствами.</text:p>
      <text:p text:style-name="P4">15. Круглый принтер от Samsung действительно очень мал и не похож ни на какой принтер вообще. Вместо традиционного линейного способа печати он использует вращающиеся движения печатающего колеса для печати одной страницы за один проход. К сожалению, компания не планирует запускать этот концепт в массовое производство.</text:p>
      <text:p text:style-name="P6"><text:span text:style-name="T4">Световое перо</text:span><text:span text:style-name="T5">(</text:span><text:span text:style-name="T6">устройство ввода</text:span><text:span text:style-name="T5">) — манипулятор в виде ручки, который позволяет снимать координаты любой точки экрана монитора (дисплея) для ввода команд в компьютер.</text:span></text:p>
      <text:h text:style-name="P10" text:outline-level="2"/>
      <text:p text:style-name="P7">Принцип действия</text:p>
      <text:p text:style-name="P8">Внешне имеет вид <text:s/>или карандаша, соединённого проводом с одним из портов ввода-вывода (или видеоадаптером) компьютера. Ввод данных с помощью светового пера заключается в прикосновениях или проведении линий пером по поверхности экрана монитора, с использованием кнопок, имеющихся на пере, или без таковых.</text:p>
      <text:p text:style-name="P7">Определение положения на экране</text:p>
      <text:p text:style-name="P8">В наконечнике пера установлен фотоэлемент, замеряющий яркость свечения экрана в точке соприкосновения и регистрирующий момент наибольшей яркости, соответствующий моменту прохода электронного луча. Координаты экрана, куда в этот момент направлен луч, снимаются с видеоадаптера (или приблизительно вычисляются по времени от какого-нибудь синхронного события, например, от прерывания по началу обратного хода луча). В идеальном случае перо является частью видеоадаптера, и в нужный момент координаты записываются в специальный регистр, доступный программному обеспечению.</text:p>
      <text:p text:style-name="P8">Хоть световое перо работает с любыми ЭЛТ-экранами, в люминофор экранов, изначально предназначенных для работы с ним, вводят компоненты, светящиеся в невидимом (инфракрасном) диапазоне, для повышения надежности работы.</text:p>
      <text:p text:style-name="P8">Если перо не направлено на экран (или направлено в его нерабочую часть), то положение пера считается неопределенным, что также может быть использовано программой.</text:p>
      <text:p text:style-name="P7">Дополнительные элементы</text:p>
      <text:p text:style-name="P8">На пере имеется одна или несколько кнопок, которые могут нажиматься рукой, удерживающей перо, и интерпретироваться программным обеспечением по своему усмотрению (например, аналогично кнопкам мыши).</text:p>
      <text:p text:style-name="P12"/>
      <text:list xml:id="list34468713" text:style-name="L2">
        <text:list-item>
          <text:p text:style-name="P14">минимум 5 страниц</text:p>
        </text:list-item>
        <text:list-item>
          <text:p text:style-name="P14">таблицы+</text:p>
        </text:list-item>
        <text:list-item>
          <text:p text:style-name="P15">использование CSS+</text:p>
        </text:list-item>
        <text:list-item>
          <text:p text:style-name="P15">гиперссылки трех видов 1-внутри страницы+, 2-внутри сайта+, 3-между сайтов</text:p>
        </text:list-item>
        <text:list-item>
          <text:p text:style-name="P15">картинки+ анимация+</text:p>
        </text:list-item>
        <text:list-item>
          <text:p text:style-name="P15">дальше: списки+</text:p>
        </text:list-item>
        <text:list-item>
          <text:p text:style-name="P15">выдержанность стиля+</text:p>
        </text:list-item>
        <text:list-item>
          <text:p text:style-name="P15">Полезность и понятность информации <text:span text:style-name="T7">(читабельность и содержание)+</text:span></text:p>
        </text:list-item>
        <text:list-item>
          <text:p text:style-name="P14">Джава скрипт</text:p>
        </text:list-item>
        <text:list-item>
          <text:p text:style-name="P14">Хостинг?</text:p>
          <text:p text:style-name="P13"/>
        </text:list-item>
      </text:list>
      <text:p text:style-name="P16">Dygfdfyifjyfhfiythgftytdytdyhgfghfhgfhgfytdtrsrewaq</text:p>
      <text:p text:style-name="P17">jgyfjyfufdhfchgfkhggsjgsfdazhklfktdgfdzSzzzzzzzz</text:p>
      <text:p text:style-name="P18">jhgdjyutduytdydrjygfngfjhtduyrstdutr</text:p>
      <text:p text:style-name="P18"><text:span text:style-name="T11">лорлорзшщгпзшгпщшнеаорпрпр</text:span></text:p>
      <text:p text:style-name="P19">hgjhgjhfytdtrsLJGYUJGGCGHJKBFRRYJKLJBIIIVUYVJJ</text:p>
      <text:p text:style-name="P20">орагнаЖЛОРПАЕЕНРУууууеееевчечвевермол</text:p>
      <text:p text:style-name="P21">gjghghfgTRTRTETXDGCGHFCKDK</text:p>
      <text:p text:style-name="P22"><text:span text:style-name="T12">АПВАВАлоыщаоыашоащшоыщшаощшаоызщыоазщоаыВПВЛЫКЫ</text:span></text:p>
      <text:p text:style-name="P23">Привет я печатаю как пишу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, 'MS Sans Serif', sans-serif, Arial"/>
    <style:font-face style:name="apple-system" svg:font-family="apple-system, BlinkMacSystemFont, Roboto, 'Open Sans', 'Helvetica Neue', sans-serif"/>
    <style:font-face style:name="arial" svg:font-family="arial, sans-serif"/>
    <style:font-face style:name="Beryozki" svg:font-family="Beryozki" style:font-pitch="variable"/>
    <style:font-face style:name="ChunkFive" svg:font-family="ChunkFive" style:font-pitch="variable"/>
    <style:font-face style:name="Poiret One" svg:font-family="'Poiret One'" style:font-pitch="variable"/>
    <style:font-face style:name="Resphekt" svg:font-family="Resphekt" style:font-pitch="variable"/>
    <style:font-face style:name="Curlz MT" svg:font-family="'Curlz MT'" style:font-family-generic="decorative" style:font-pitch="variable"/>
    <style:font-face style:name="Gigi" svg:font-family="Gigi" style:font-family-generic="decorative" style:font-pitch="variable"/>
    <style:font-face style:name="Jokerman" svg:font-family="Jokerman" style:font-family-generic="decorative" style:font-pitch="variable"/>
    <style:font-face style:name="Snap ITC" svg:font-family="'Snap ITC'" style:font-family-generic="decorative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Margot Fette" svg:font-family="'Margot Fette'" style:font-family-generic="script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3H22M41S</meta:editing-duration>
    <meta:editing-cycles>10</meta:editing-cycles>
    <meta:generator>OpenOffice.org/3.3$Win32 OpenOffice.org_project/330m20$Build-9567</meta:generator>
    <dc:date>2016-11-01T14:40:43.45</dc:date>
    <meta:document-statistic meta:table-count="0" meta:image-count="0" meta:object-count="0" meta:page-count="6" meta:paragraph-count="61" meta:word-count="1109" meta:character-count="8331"/>
    <meta:user-defined meta:name="Info 1"/>
    <meta:user-defined meta:name="Info 2"/>
    <meta:user-defined meta:name="Info 3"/>
    <meta:user-defined meta:name="Info 4"/>
  </office:meta>
</office:document-meta>
</file>